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list-style-name="L1"/>
    <style:style style:name="P3" style:family="paragraph" style:list-style-name="L2"/>
    <style:style style:name="T1" style:family="text">
      <style:text-properties officeooo:rsid="000af2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cargo Lastenrad Telemetrie - Software</text:p>
      <text:h text:style-name="Heading_20_1" text:outline-level="1">Betriebssystem</text:h>
      <text:list xml:id="list445968986327413653" text:style-name="L1">
        <text:list-item>
          <text:p>Raspian Jessie Lite (4.4.13+ kernel)</text:p>
        </text:list-item>
      </text:list>
      <text:h text:style-name="Heading_20_1" text:outline-level="1">VPN</text:h>
      <text:list xml:id="list4803671271910" text:continue-numbering="true" text:style-name="L1">
        <text:list-item>
          <text:p>OpenVPN (v2.3.4)</text:p>
        </text:list-item>
      </text:list>
      <text:h text:style-name="Heading_20_1" text:outline-level="1">UMTS-Modem</text:h>
      <text:list xml:id="list7910703462022058439" text:style-name="L2">
        <text:list-item>
          <text:p>usb_modeswitch (Surfstich von Speichermedium zu Modem umschalten)</text:p>
        </text:list-item>
      </text:list>
      <text:h text:style-name="Heading_20_1" text:outline-level="1">GPS</text:h>
      <text:list xml:id="list4802737709688" text:continue-list="list4803671271910" text:style-name="L1">
        <text:list-item>
          <text:p>gpsd</text:p>
        </text:list-item>
        <text:list-item>
          <text:p>gpsd_clients (vorerst, vermutlich später durch eigenen Code ersetz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Standard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k </meta:initial-creator>
    <meta:creation-date>2016-07-15T21:49:21.901299887</meta:creation-date>
    <dc:date>2016-07-16T00:48:02.007791004</dc:date>
    <dc:creator>Falk </dc:creator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37" meta:character-count="264" meta:non-whitespace-character-count="242"/>
  </office:meta>
</office:document-meta>
</file>